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203cm" svg:stroke-color="#000000" draw:marker-start-width="0.503cm" draw:marker-end-width="0.503cm" draw:fill="none" draw:textarea-horizontal-align="center" draw:textarea-vertical-align="top" draw:auto-grow-height="false" fo:padding-top="0.229cm" fo:padding-bottom="0.229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6.755cm" svg:y="9.636cm">
          <text:p text:style-name="P1">Identity<text:line-break/>Constel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10.692cm" svg:y="5.191cm">
          <text:p text:style-name="P1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2.049cm" svg:y="12.8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752cm" svg:y="3.7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19.552cm" svg:y="7.959cm">
          <text:p text:style-name="P1">edit/dra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19.552cm" svg:y="10.595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19.552cm" svg:y="13.231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2.564cm" svg:y="5.0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1.548cm" svg:y="12.557cm">
          <text:p text:style-name="P2"><text:span text:style-name="T1">Version</text:span><text:span text:style-name="T1"><text:line-break/></text:span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18.752cm" svg:y="17.164cm">
          <text:p text:style-name="P1">et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66cm" svg:y1="11.588cm" svg:x2="12.737cm" svg:y2="13.145cm" draw:start-shape="id1" draw:start-glue-point="9" draw:end-shape="id2" draw:end-glue-point="5" svg:d="M10766 11588l1971 1557" svg:viewBox="0 0 1972 1558">
          <text:p/>
        </draw:connector>
        <draw:connector draw:style-name="gr2" draw:text-style-name="P1" draw:layer="layout" draw:type="line" svg:x1="7.443cm" svg:y1="11.588cm" svg:x2="5.559cm" svg:y2="12.891cm" draw:start-shape="id1" draw:start-glue-point="7" draw:end-shape="id3" draw:end-glue-point="11" svg:d="M7443 11588l-1884 1303" svg:viewBox="0 0 1885 1304">
          <text:p/>
        </draw:connector>
        <draw:connector draw:style-name="gr2" draw:text-style-name="P1" draw:layer="layout" draw:type="line" svg:x1="7.443cm" svg:y1="9.97cm" svg:x2="4.914cm" svg:y2="7.35cm" draw:start-shape="id1" draw:start-glue-point="5" draw:end-shape="id4" draw:end-glue-point="8" svg:d="M7443 9970l-2529-2620" svg:viewBox="0 0 2530 2621">
          <text:p/>
        </draw:connector>
        <draw:connector draw:style-name="gr2" draw:text-style-name="P1" draw:layer="layout" draw:type="line" svg:x1="10.766cm" svg:y1="9.97cm" svg:x2="11.38cm" svg:y2="7.143cm" draw:start-shape="id1" draw:start-glue-point="11" draw:end-shape="id5" draw:end-glue-point="7" svg:d="M10766 9970l614-2827" svg:viewBox="0 0 615 2828">
          <text:p/>
        </draw:connector>
        <draw:connector draw:style-name="gr2" draw:text-style-name="P1" draw:layer="layout" draw:type="line" svg:x1="16.748cm" svg:y1="13.954cm" svg:x2="18.752cm" svg:y2="4.866cm" draw:start-shape="id2" draw:start-glue-point="10" draw:end-shape="id6" draw:end-glue-point="6" svg:d="M16748 13954l2004-9088" svg:viewBox="0 0 2005 9089">
          <text:p/>
        </draw:connector>
        <draw:connector draw:style-name="gr2" draw:text-style-name="P1" draw:layer="layout" draw:type="line" svg:x1="16.748cm" svg:y1="13.954cm" svg:x2="19.552cm" svg:y2="9.102cm" draw:start-shape="id2" draw:start-glue-point="10" draw:end-shape="id7" draw:end-glue-point="6" svg:d="M16748 13954l2804-4852" svg:viewBox="0 0 2805 4853">
          <text:p/>
        </draw:connector>
        <draw:connector draw:style-name="gr2" draw:text-style-name="P1" draw:layer="layout" draw:type="line" svg:x1="16.748cm" svg:y1="13.954cm" svg:x2="19.552cm" svg:y2="11.738cm" draw:start-shape="id2" draw:start-glue-point="10" draw:end-shape="id8" draw:end-glue-point="6" svg:d="M16748 13954l2804-2216" svg:viewBox="0 0 2805 2217">
          <text:p/>
        </draw:connector>
        <draw:connector draw:style-name="gr2" draw:text-style-name="P1" draw:layer="layout" draw:type="line" svg:x1="16.748cm" svg:y1="13.954cm" svg:x2="19.552cm" svg:y2="14.374cm" draw:start-shape="id2" draw:start-glue-point="10" draw:end-shape="id9" svg:d="M16748 13954l2804 420" svg:viewBox="0 0 2805 421">
          <text:p/>
        </draw:connector>
        <draw:connector draw:style-name="gr2" draw:text-style-name="P1" draw:layer="layout" draw:type="line" svg:x1="16.748cm" svg:y1="13.954cm" svg:x2="18.752cm" svg:y2="18.307cm" draw:start-shape="id2" draw:start-glue-point="10" draw:end-shape="id10" draw:end-glue-point="6" svg:d="M16748 13954l2004 4353" svg:viewBox="0 0 2005 4354">
          <text:p/>
        </draw:connector>
        <draw:custom-shape draw:style-name="gr3" draw:text-style-name="P1" draw:layer="layout" svg:width="7.62cm" svg:height="9.906cm" svg:x="18.78cm" svg:y="6.715cm">
          <text:p text:style-name="P1">Lock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2:26:09.941594000</dc:date>
    <meta:editing-duration>PT9M27S</meta:editing-duration>
    <meta:editing-cycles>1</meta:editing-cycles>
    <meta:document-statistic meta:object-count="20"/>
    <meta:generator>LibreOffice/4.2.6.3$MacOSX_x86 LibreOffice_project/3fd416d4c6db7d3204c17ce57a1d70f6e531ee21</meta:generator>
  </office:meta>
</office:document-meta>
</file>